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Worksheet1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Worksheet1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cases</text:p>
          </table:table-cell>
          <table:table-cell table:style-name="ce1" office:value-type="string">
            <text:p>vars</text:p>
          </table:table-cell>
          <table:table-cell table:style-name="ce1" office:value-type="string">
            <text:p>time_optimized</text:p>
          </table:table-cell>
          <table:table-cell table:style-name="ce1" office:value-type="string">
            <text:p>time_pairwise</text:p>
          </table:table-cell>
          <table:table-cell table:style-name="ce1"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123554454396812">
            <text:p>0,123554454396812</text:p>
          </table:table-cell>
          <table:table-cell office:value-type="float" office:value="0.0431569917851257">
            <text:p>0,043156991785125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601220764591409">
            <text:p>0,0601220764591409</text:p>
          </table:table-cell>
          <table:table-cell office:value-type="float" office:value="0.0661165988827855">
            <text:p>0,0661165988827855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655098040283141">
            <text:p>0,0655098040283141</text:p>
          </table:table-cell>
          <table:table-cell office:value-type="float" office:value="0.0923768249248865">
            <text:p>0,0923768249248865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0696926344275852">
            <text:p>0,0696926344275852</text:p>
          </table:table-cell>
          <table:table-cell office:value-type="float" office:value="0.115591755804684">
            <text:p>0,11559175580468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0894021501184439">
            <text:p>0,0894021501184439</text:p>
          </table:table-cell>
          <table:table-cell office:value-type="float" office:value="0.272883699090602">
            <text:p>0,272883699090602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.128660024665867">
            <text:p>0,128660024665867</text:p>
          </table:table-cell>
          <table:table-cell office:value-type="float" office:value="0.539051000500079">
            <text:p>0,539051000500079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.198183849752225">
            <text:p>0,198183849752225</text:p>
          </table:table-cell>
          <table:table-cell office:value-type="float" office:value="0.81034565461663">
            <text:p>0,81034565461663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158707180706368">
            <text:p>0,158707180706368</text:p>
          </table:table-cell>
          <table:table-cell office:value-type="float" office:value="0.0457188766592465">
            <text:p>0,0457188766592465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16539045316735">
            <text:p>0,16539045316735</text:p>
          </table:table-cell>
          <table:table-cell office:value-type="float" office:value="0.074542493951712">
            <text:p>0,074542493951712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216837561286367">
            <text:p>0,216837561286367</text:p>
          </table:table-cell>
          <table:table-cell office:value-type="float" office:value="0.100322489493599">
            <text:p>0,100322489493599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194802801728515">
            <text:p>0,194802801728515</text:p>
          </table:table-cell>
          <table:table-cell office:value-type="float" office:value="0.126392240561362">
            <text:p>0,126392240561362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.245531196057252">
            <text:p>0,245531196057252</text:p>
          </table:table-cell>
          <table:table-cell office:value-type="float" office:value="0.297773907653686">
            <text:p>0,297773907653686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.344567799954173">
            <text:p>0,344567799954173</text:p>
          </table:table-cell>
          <table:table-cell office:value-type="float" office:value="0.568811400735722">
            <text:p>0,568811400735722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.425553006932855">
            <text:p>0,425553006932855</text:p>
          </table:table-cell>
          <table:table-cell office:value-type="float" office:value="0.865414843887175">
            <text:p>0,865414843887175</text:p>
          </table:table-cell>
          <table:table-cell table:number-columns-repeated="13"/>
          <table:table-cell>
            <draw:frame table:end-cell-address="Worksheet1.W32" table:end-x="0.855cm" table:end-y="0.088cm" draw:z-index="0" draw:name="Chart 1" draw:style-name="gr1" svg:width="8.003cm" svg:height="7.378cm" svg:x="1.691cm" svg:y="0.328cm">
              <draw:object draw:notify-on-update-of-ranges="Worksheet1.C1:Worksheet1.C1 Worksheet1.C23:Worksheet1.C29 Worksheet1.B23:Worksheet1.B29 Worksheet1.D1:Worksheet1.D1 Worksheet1.D23:Worksheet1.D29 Worksheet1.B23:Worksheet1.B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0.343617500431487">
            <text:p>0,343617500431487</text:p>
          </table:table-cell>
          <table:table-cell office:value-type="float" office:value="0.0534662394734073">
            <text:p>0,0534662394734073</text:p>
          </table:table-cell>
          <table:table-cell table:number-columns-repeated="9"/>
          <table:table-cell>
            <draw:frame table:end-cell-address="Worksheet1.R33" table:end-x="1.007cm" table:end-y="0.032cm" draw:z-index="2" draw:name="Chart 3" draw:style-name="gr1" svg:width="8.002cm" svg:height="7.376cm" svg:x="0.077cm" svg:y="0.274cm">
              <draw:object draw:notify-on-update-of-ranges="Worksheet1.C1:Worksheet1.C1 Worksheet1.C16:Worksheet1.C22 Worksheet1.B16:Worksheet1.B22 Worksheet1.D1:Worksheet1.D1 Worksheet1.D16:Worksheet1.D22 Worksheet1.B16:Worksheet1.B2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0.372449786494882">
            <text:p>0,372449786494882</text:p>
          </table:table-cell>
          <table:table-cell office:value-type="float" office:value="0.089330117219946">
            <text:p>0,089330117219946</text:p>
          </table:table-cell>
          <table:table-cell>
            <draw:frame table:end-cell-address="Worksheet1.J33" table:end-x="0.636cm" table:end-y="0.312cm" draw:z-index="1" draw:name="Chart 2" draw:style-name="gr1" svg:width="8.002cm" svg:height="7.378cm" svg:x="1.473cm" svg:y="0.104cm">
              <draw:object draw:notify-on-update-of-ranges="Worksheet1.C1:Worksheet1.C1 Worksheet1.C2:Worksheet1.C8 Worksheet1.B2:Worksheet1.B8 Worksheet1.D1:Worksheet1.D1 Worksheet1.D2:Worksheet1.D8 Worksheet1.B2:Worksheet1.B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Worksheet1.N34" table:end-x="0.151cm" table:end-y="0.004cm" draw:z-index="3" draw:name="Chart 4" draw:style-name="gr1" svg:width="8.003cm" svg:height="7.376cm" svg:x="0.987cm" svg:y="0.246cm">
              <draw:object draw:notify-on-update-of-ranges="Worksheet1.C1:Worksheet1.C1 Worksheet1.C9:Worksheet1.C15 Worksheet1.B9:Worksheet1.B15 Worksheet1.D1:Worksheet1.D1 Worksheet1.D9:Worksheet1.D15 Worksheet1.B9:Worksheet1.B1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0.413207989781434">
            <text:p>0,413207989781434</text:p>
          </table:table-cell>
          <table:table-cell office:value-type="float" office:value="0.12404842575532">
            <text:p>0,12404842575532</text:p>
          </table:table-cell>
          <table:table-cell table:number-columns-repeated="102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0.437932209691219">
            <text:p>0,437932209691219</text:p>
          </table:table-cell>
          <table:table-cell office:value-type="float" office:value="0.159207394300718">
            <text:p>0,159207394300718</text:p>
          </table:table-cell>
          <table:table-cell table:number-columns-repeated="102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0.565853717569744">
            <text:p>0,565853717569744</text:p>
          </table:table-cell>
          <table:table-cell office:value-type="float" office:value="0.362722644176664">
            <text:p>0,362722644176664</text:p>
          </table:table-cell>
          <table:table-cell table:number-columns-repeated="102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0.776425226309373">
            <text:p>0,776425226309373</text:p>
          </table:table-cell>
          <table:table-cell office:value-type="float" office:value="0.728280282550882">
            <text:p>0,728280282550882</text:p>
          </table:table-cell>
          <table:table-cell table:number-columns-repeated="102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0.958793046126693">
            <text:p>0,958793046126693</text:p>
          </table:table-cell>
          <table:table-cell office:value-type="float" office:value="1.06325806894476">
            <text:p>1,06325806894476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0.460110196721874">
            <text:p>0,460110196721874</text:p>
          </table:table-cell>
          <table:table-cell office:value-type="float" office:value="0.0639238298854322">
            <text:p>0,0639238298854322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0.492404223971064">
            <text:p>0,492404223971064</text:p>
          </table:table-cell>
          <table:table-cell office:value-type="float" office:value="0.106304110044042">
            <text:p>0,106304110044042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0.59160044214414">
            <text:p>0,59160044214414</text:p>
          </table:table-cell>
          <table:table-cell office:value-type="float" office:value="0.149763906963525">
            <text:p>0,149763906963525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.610975852601523">
            <text:p>0,610975852601523</text:p>
          </table:table-cell>
          <table:table-cell office:value-type="float" office:value="0.191154470084028">
            <text:p>0,191154470084028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795250377214829">
            <text:p>0,795250377214829</text:p>
          </table:table-cell>
          <table:table-cell office:value-type="float" office:value="0.403460092776241">
            <text:p>0,403460092776241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.12686363142545">
            <text:p>1,12686363142545</text:p>
          </table:table-cell>
          <table:table-cell office:value-type="float" office:value="0.845496172173857">
            <text:p>0,845496172173857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0">
            <text:p>30</text:p>
          </table:table-cell>
          <table:table-cell office:value-type="float" office:value="1.39829206509595">
            <text:p>1,39829206509595</text:p>
          </table:table-cell>
          <table:table-cell office:value-type="float" office:value="1.26981723791989">
            <text:p>1,26981723791989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8">18-01-2011</text:date>, <text:time>18:38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Worksheet1" style:display-name="PageStyle_Work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Claudio Bustos</dc:creator>
    <dc:date>2011-01-18T18:34:26</dc:date>
    <meta:editing-cycles>1</meta:editing-cycles>
    <meta:editing-duration>PT00H45M27S</meta:editing-duration>
    <meta:document-statistic meta:table-count="1" meta:cell-count="116" meta:object-count="4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graphic-properties draw:stroke="none" svg:stroke-color="#1a1a1a" draw:fill="none" draw:fill-color="#000000"/>
      <style:text-properties fo:color="#1a1a1a" fo:font-size="8pt" style:font-size-asian="8pt" style:font-family-complex="Arial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1a1a1a" fo:font-size="8pt" style:font-size-asian="8pt" style:font-family-complex="Arial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8.004cm" svg:height="7.379cm" xlink:href=".." chart:class="chart:scatter" chart:style-name="ch1">
        <chart:legend chart:legend-position="end" svg:x="5.659cm" svg:y="2.902cm" chart:style-name="ch2"/>
        <chart:plot-area chart:style-name="ch3" table:cell-range-address="Worksheet1.B23:Worksheet1.D29 Worksheet1.C1:Worksheet1.D1" chart:data-source-has-labels="row" svg:x="0.16cm" svg:y="0.147cm" svg:width="5.34cm" svg:height="6.93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orksheet1.C23:Worksheet1.C29" chart:label-cell-address="Worksheet1.C1:Worksheet1.C1" chart:class="chart:scatter">
            <chart:domain table:cell-range-address="Worksheet1.B23:Worksheet1.B29"/>
            <chart:data-point chart:repeated="7"/>
          </chart:series>
          <chart:series chart:style-name="ch7" chart:values-cell-range-address="Worksheet1.D23:Worksheet1.D29" chart:label-cell-address="Worksheet1.D1:Worksheet1.D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Worksheet1.C1:Worksheet1.C1">time_optimized</text:p>
              </table:table-cell>
              <table:table-cell office:value-type="string">
                <text:p text:id="Worksheet1.D1:Worksheet1.D1">time_pairwi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Worksheet1.B23:Worksheet1.B29">2</text:p>
              </table:table-cell>
              <table:table-cell office:value-type="float" office:value="0.460110196721874">
                <text:p text:id="Worksheet1.C23:Worksheet1.C29">0.460110196721874</text:p>
              </table:table-cell>
              <table:table-cell office:value-type="float" office:value="0.0639238298854322">
                <text:p text:id="Worksheet1.D23:Worksheet1.D29">0.06392382988543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92404223971064">
                <text:p>0.492404223971064</text:p>
              </table:table-cell>
              <table:table-cell office:value-type="float" office:value="0.106304110044042">
                <text:p>0.106304110044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160044214414">
                <text:p>0.59160044214414</text:p>
              </table:table-cell>
              <table:table-cell office:value-type="float" office:value="0.149763906963525">
                <text:p>0.14976390696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610975852601523">
                <text:p>0.610975852601523</text:p>
              </table:table-cell>
              <table:table-cell office:value-type="float" office:value="0.191154470084028">
                <text:p>0.191154470084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95250377214829">
                <text:p>0.795250377214829</text:p>
              </table:table-cell>
              <table:table-cell office:value-type="float" office:value="0.403460092776241">
                <text:p>0.4034600927762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.12686363142545">
                <text:p>1.12686363142545</text:p>
              </table:table-cell>
              <table:table-cell office:value-type="float" office:value="0.845496172173857">
                <text:p>0.845496172173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.39829206509595">
                <text:p>1.39829206509595</text:p>
              </table:table-cell>
              <table:table-cell office:value-type="float" office:value="1.26981723791989">
                <text:p>1.269817237919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graphic-properties draw:stroke="none" svg:stroke-color="#1a1a1a" draw:fill="none" draw:fill-color="#000000"/>
      <style:text-properties fo:color="#1a1a1a" fo:font-size="8pt" style:font-size-asian="8pt" style:font-family-complex="Arial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1a1a1a" fo:font-size="8pt" style:font-size-asian="8pt" style:font-family-complex="Arial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8.003cm" svg:height="7.379cm" xlink:href=".." chart:class="chart:scatter" chart:style-name="ch1">
        <chart:legend chart:legend-position="end" svg:x="5.658cm" svg:y="2.902cm" chart:style-name="ch2"/>
        <chart:plot-area chart:style-name="ch3" table:cell-range-address="Worksheet1.B1:Worksheet1.D8" chart:data-source-has-labels="row" svg:x="0.16cm" svg:y="0.147cm" svg:width="5.339cm" svg:height="6.93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orksheet1.C2:Worksheet1.C8" chart:label-cell-address="Worksheet1.C1:Worksheet1.C1" chart:class="chart:scatter">
            <chart:domain table:cell-range-address="Worksheet1.B2:Worksheet1.B8"/>
            <chart:data-point chart:repeated="7"/>
          </chart:series>
          <chart:series chart:style-name="ch7" chart:values-cell-range-address="Worksheet1.D2:Worksheet1.D8" chart:label-cell-address="Worksheet1.D1:Worksheet1.D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Worksheet1.C1:Worksheet1.C1">time_optimized</text:p>
              </table:table-cell>
              <table:table-cell office:value-type="string">
                <text:p text:id="Worksheet1.D1:Worksheet1.D1">time_pairwi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Worksheet1.B2:Worksheet1.B8">2</text:p>
              </table:table-cell>
              <table:table-cell office:value-type="float" office:value="0.123554454396812">
                <text:p text:id="Worksheet1.C2:Worksheet1.C8">0.123554454396812</text:p>
              </table:table-cell>
              <table:table-cell office:value-type="float" office:value="0.0431569917851257">
                <text:p text:id="Worksheet1.D2:Worksheet1.D8">0.04315699178512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601220764591409">
                <text:p>0.0601220764591409</text:p>
              </table:table-cell>
              <table:table-cell office:value-type="float" office:value="0.0661165988827855">
                <text:p>0.0661165988827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55098040283141">
                <text:p>0.0655098040283141</text:p>
              </table:table-cell>
              <table:table-cell office:value-type="float" office:value="0.0923768249248865">
                <text:p>0.0923768249248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696926344275852">
                <text:p>0.0696926344275852</text:p>
              </table:table-cell>
              <table:table-cell office:value-type="float" office:value="0.115591755804684">
                <text:p>0.115591755804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894021501184439">
                <text:p>0.0894021501184439</text:p>
              </table:table-cell>
              <table:table-cell office:value-type="float" office:value="0.272883699090602">
                <text:p>0.272883699090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128660024665867">
                <text:p>0.128660024665867</text:p>
              </table:table-cell>
              <table:table-cell office:value-type="float" office:value="0.539051000500079">
                <text:p>0.539051000500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198183849752225">
                <text:p>0.198183849752225</text:p>
              </table:table-cell>
              <table:table-cell office:value-type="float" office:value="0.81034565461663">
                <text:p>0.810345654616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graphic-properties draw:stroke="none" svg:stroke-color="#1a1a1a" draw:fill="none" draw:fill-color="#000000"/>
      <style:text-properties fo:color="#1a1a1a" fo:font-size="8pt" style:font-size-asian="8pt" style:font-family-complex="Arial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1a1a1a" fo:font-size="8pt" style:font-size-asian="8pt" style:font-family-complex="Arial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8.003cm" svg:height="7.377cm" xlink:href=".." chart:class="chart:scatter" chart:style-name="ch1">
        <chart:legend chart:legend-position="end" svg:x="5.658cm" svg:y="2.901cm" chart:style-name="ch2"/>
        <chart:plot-area chart:style-name="ch3" table:cell-range-address="Worksheet1.B16:Worksheet1.D22 Worksheet1.C1:Worksheet1.D1" chart:data-source-has-labels="row" svg:x="0.16cm" svg:y="0.147cm" svg:width="5.339cm" svg:height="6.93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orksheet1.C16:Worksheet1.C22" chart:label-cell-address="Worksheet1.C1:Worksheet1.C1" chart:class="chart:scatter">
            <chart:domain table:cell-range-address="Worksheet1.B16:Worksheet1.B22"/>
            <chart:data-point chart:repeated="7"/>
          </chart:series>
          <chart:series chart:style-name="ch7" chart:values-cell-range-address="Worksheet1.D16:Worksheet1.D22" chart:label-cell-address="Worksheet1.D1:Worksheet1.D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Worksheet1.C1:Worksheet1.C1">time_optimized</text:p>
              </table:table-cell>
              <table:table-cell office:value-type="string">
                <text:p text:id="Worksheet1.D1:Worksheet1.D1">time_pairwi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Worksheet1.B16:Worksheet1.B22">2</text:p>
              </table:table-cell>
              <table:table-cell office:value-type="float" office:value="0.343617500431487">
                <text:p text:id="Worksheet1.C16:Worksheet1.C22">0.343617500431487</text:p>
              </table:table-cell>
              <table:table-cell office:value-type="float" office:value="0.0534662394734073">
                <text:p text:id="Worksheet1.D16:Worksheet1.D22">0.05346623947340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372449786494882">
                <text:p>0.372449786494882</text:p>
              </table:table-cell>
              <table:table-cell office:value-type="float" office:value="0.089330117219946">
                <text:p>0.089330117219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13207989781434">
                <text:p>0.413207989781434</text:p>
              </table:table-cell>
              <table:table-cell office:value-type="float" office:value="0.12404842575532">
                <text:p>0.12404842575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37932209691219">
                <text:p>0.437932209691219</text:p>
              </table:table-cell>
              <table:table-cell office:value-type="float" office:value="0.159207394300718">
                <text:p>0.159207394300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565853717569744">
                <text:p>0.565853717569744</text:p>
              </table:table-cell>
              <table:table-cell office:value-type="float" office:value="0.362722644176664">
                <text:p>0.362722644176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776425226309373">
                <text:p>0.776425226309373</text:p>
              </table:table-cell>
              <table:table-cell office:value-type="float" office:value="0.728280282550882">
                <text:p>0.728280282550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958793046126693">
                <text:p>0.958793046126693</text:p>
              </table:table-cell>
              <table:table-cell office:value-type="float" office:value="1.06325806894476">
                <text:p>1.06325806894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graphic-properties draw:stroke="none" svg:stroke-color="#1a1a1a" draw:fill="none" draw:fill-color="#000000"/>
      <style:text-properties fo:color="#1a1a1a" fo:font-size="8pt" style:font-size-asian="8pt" style:font-family-complex="Arial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1a1a1a" fo:font-size="8pt" style:font-size-asian="8pt" style:font-family-complex="Arial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8.004cm" svg:height="7.377cm" xlink:href=".." chart:class="chart:scatter" chart:style-name="ch1">
        <chart:legend chart:legend-position="end" svg:x="5.659cm" svg:y="2.901cm" chart:style-name="ch2"/>
        <chart:plot-area chart:style-name="ch3" table:cell-range-address="Worksheet1.B9:Worksheet1.D15 Worksheet1.C1:Worksheet1.D1" chart:data-source-has-labels="row" svg:x="0.16cm" svg:y="0.147cm" svg:width="5.34cm" svg:height="6.93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orksheet1.C9:Worksheet1.C15" chart:label-cell-address="Worksheet1.C1:Worksheet1.C1" chart:class="chart:scatter">
            <chart:domain table:cell-range-address="Worksheet1.B9:Worksheet1.B15"/>
            <chart:data-point chart:repeated="7"/>
          </chart:series>
          <chart:series chart:style-name="ch7" chart:values-cell-range-address="Worksheet1.D9:Worksheet1.D15" chart:label-cell-address="Worksheet1.D1:Worksheet1.D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Worksheet1.C1:Worksheet1.C1">time_optimized</text:p>
              </table:table-cell>
              <table:table-cell office:value-type="string">
                <text:p text:id="Worksheet1.D1:Worksheet1.D1">time_pairwi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Worksheet1.B9:Worksheet1.B15">2</text:p>
              </table:table-cell>
              <table:table-cell office:value-type="float" office:value="0.158707180706368">
                <text:p text:id="Worksheet1.C9:Worksheet1.C15">0.158707180706368</text:p>
              </table:table-cell>
              <table:table-cell office:value-type="float" office:value="0.0457188766592465">
                <text:p text:id="Worksheet1.D9:Worksheet1.D15">0.04571887665924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16539045316735">
                <text:p>0.16539045316735</text:p>
              </table:table-cell>
              <table:table-cell office:value-type="float" office:value="0.074542493951712">
                <text:p>0.074542493951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16837561286367">
                <text:p>0.216837561286367</text:p>
              </table:table-cell>
              <table:table-cell office:value-type="float" office:value="0.100322489493599">
                <text:p>0.100322489493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194802801728515">
                <text:p>0.194802801728515</text:p>
              </table:table-cell>
              <table:table-cell office:value-type="float" office:value="0.126392240561362">
                <text:p>0.126392240561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245531196057252">
                <text:p>0.245531196057252</text:p>
              </table:table-cell>
              <table:table-cell office:value-type="float" office:value="0.297773907653686">
                <text:p>0.297773907653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344567799954173">
                <text:p>0.344567799954173</text:p>
              </table:table-cell>
              <table:table-cell office:value-type="float" office:value="0.568811400735722">
                <text:p>0.568811400735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425553006932855">
                <text:p>0.425553006932855</text:p>
              </table:table-cell>
              <table:table-cell office:value-type="float" office:value="0.865414843887175">
                <text:p>0.8654148438871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